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1B704557A3F7992319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cm" svg:height="0.439cm" draw:z-index="0"><draw:image xlink:href="Pictures/10000000000007D0000001B704557A3F7992319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03:50:36.415000000</meta:creation-date>
    <dc:date>2017-02-19T02:33:26.845000000</dc:date>
    <meta:editing-duration>PT3M</meta:editing-duration>
    <meta:editing-cycles>3</meta:editing-cycles>
    <meta:generator>LibreOffice/5.3.0.3$Windows_x86 LibreOffice_project/7074905676c47b82bbcfbea1aeefc84afe1c50e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